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886b"/>
    </style:style>
    <style:style style:name="P2" style:family="paragraph" style:parent-style-name="Standard">
      <style:paragraph-properties fo:text-align="center" style:justify-single-word="false"/>
      <style:text-properties officeooo:paragraph-rsid="0015886b"/>
    </style:style>
    <style:style style:name="P3" style:family="paragraph" style:parent-style-name="Standard">
      <style:paragraph-properties fo:text-align="end" style:justify-single-word="false"/>
      <style:text-properties officeooo:paragraph-rsid="0015886b"/>
    </style:style>
    <style:style style:name="P4" style:family="paragraph" style:parent-style-name="Standard" style:list-style-name="L1">
      <style:text-properties officeooo:paragraph-rsid="0015886b"/>
    </style:style>
    <style:style style:name="T1" style:family="text">
      <style:text-properties officeooo:rsid="001588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RIO GRANDE DO NOR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ÍTULO DO PROJETO</text:p>
      <text:p text:style-name="P2"><text:s/>RELATÓRIO DE EXECUÇÃ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FLÁVIO </text:span><text:s/>– (MATRÍCULA)</text:p>
      <text:p text:style-name="P3"><text:span text:style-name="T1">LUCAS FELIPE GALVÃO SILVA</text:span> – <text:span text:style-name="T1">20200000723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ATAL (RN),SETEMBRO DE 2023 </text:p>
      <text:p text:style-name="P1"><text:soft-page-break/>SUMÁRIO</text:p>
      <text:p text:style-name="P1"/>
      <text:list xml:id="list2543934777" text:style-name="L1">
        <text:list-item>
          <text:p text:style-name="P4">INTRODUÇÃO</text:p>
        </text:list-item>
        <text:list-item>
          <text:p text:style-name="P4">METODOLOGIA</text:p>
        </text:list-item>
        <text:list-item>
          <text:p text:style-name="P4">RESULTADOS ESPERADOS</text:p>
        </text:list-item>
        <text:list-item>
          <text:p text:style-name="P4">CONCLUSÃO</text:p>
        </text:list-item>
        <text:list-item>
          <text:p text:style-name="P4">REFERÊNCIAS BIBLIOGRÁFICA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1</text:span>. INTRODUÇÃO</text:p>
      <text:p text:style-name="P1">● Contextualização do problema; </text:p>
      <text:p text:style-name="P1">● Proposta do projeto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METODOLOGIA</text:p>
      <text:p text:style-name="P1">Descrição da base de dados; </text:p>
      <text:p text:style-name="P1">Pré-Processamento dos dados (balanceamento, categorização, limpeza); </text:p>
      <text:p text:style-name="P1">Descrição dos modelos utilizados (inserir os parâmetros dos modelos); </text:p>
      <text:p text:style-name="P1">Treinamento dos modelos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RESULTADOS ALCANÇADOS</text:p>
      <text:p text:style-name="P1">● Nessa seção vocês deverão inserir os resultados obtidos pelos modelos utilizados para modelagem do problema. Esses resultados deverão ser apresentados por meio das métricas de avaliação dos modelos. </text:p>
      <text:p text:style-name="P1">● Aprendizagem Supervisionada : Acurácia, Sensibilidade, Precisão, Matriz de Confusão, Curva Roc; </text:p>
      <text:p text:style-name="P1">● Aprendizagem Não supervisionada: coeficiente de silhueta (técnica de agrupamento), inércia dentre outros. </text:p>
      <text:p text:style-name="P1">● Observação: É importante lembrar que, ao utilizar técnica de predição existem métricas específica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CONCLU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REFERÊNCIAS BIBLIOGRÁFIC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bre o vídeo: Vocês irão apresentar o projeto através de um vídeo que terá duração entre cinco e sete minutos. Neste vídeo terá que abordar o que foi feito para a obtenção dos resultados incluindo pré-processamento, processamento e resultad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22:30:04.538000000</meta:creation-date>
    <dc:date>2023-10-19T22:38:47.539000000</dc:date>
    <meta:editing-duration>PT8M45S</meta:editing-duration>
    <meta:editing-cycles>1</meta:editing-cycles>
    <meta:document-statistic meta:table-count="0" meta:image-count="0" meta:object-count="0" meta:page-count="8" meta:paragraph-count="28" meta:word-count="187" meta:character-count="1358" meta:non-whitespace-character-count="1186"/>
    <meta:generator>LibreOffice/7.4.4.2$Windows_X86_64 LibreOffice_project/85569322deea74ec9134968a29af2df5663baa21</meta:generator>
  </office:meta>
</office:document-meta>
</file>